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8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1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language-asian="pt" style:country-asian="BR" style:language-complex="ar" style:country-complex="SA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style style:name="T4" style:parent-style-name="Fonteparág.padrão" style:family="text">
      <style:text-properties style:language-asian="pt" style:country-asian="BR" style:language-complex="ar" style:country-complex="SA"/>
    </style:style>
    <style:style style:name="T5" style:parent-style-name="Fonteparág.padrão" style:family="text">
      <style:text-properties style:language-asian="pt" style:country-asian="BR" style:language-complex="ar" style:country-complex="SA"/>
    </style:style>
    <style:style style:name="T6" style:parent-style-name="Fonteparág.padrão" style:family="text">
      <style:text-properties style:language-asian="pt" style:country-asian="BR" style:language-complex="ar" style:country-complex="SA"/>
    </style:style>
    <style:style style:name="T7" style:parent-style-name="Fonteparág.padrão" style:family="text">
      <style:text-properties style:language-asian="pt" style:country-asian="BR" style:language-complex="ar" style:country-complex="SA"/>
    </style:style>
    <style:style style:name="T8" style:parent-style-name="Fonteparág.padrão" style:family="text">
      <style:text-properties style:language-asian="pt" style:country-asian="BR" style:language-complex="ar" style:country-complex="SA"/>
    </style:style>
    <style:style style:name="T9" style:parent-style-name="Fonteparág.padrão" style:family="text">
      <style:text-properties style:language-asian="pt" style:country-asian="BR" style:language-complex="ar" style:country-complex="SA"/>
    </style:style>
    <style:style style:name="T10" style:parent-style-name="Fonteparág.padrão" style:family="text">
      <style:text-properties style:language-asian="pt" style:country-asian="BR" style:language-complex="ar" style:country-complex="SA"/>
    </style:style>
    <style:style style:name="T11" style:parent-style-name="Fonteparág.padrão" style:family="text">
      <style:text-properties style:language-asian="pt" style:country-asian="BR" style:language-complex="ar" style:country-complex="SA"/>
    </style:style>
    <style:style style:name="T12" style:parent-style-name="Fonteparág.padrão" style:family="text">
      <style:text-properties style:language-asian="pt" style:country-asian="BR" style:language-complex="ar" style:country-complex="SA"/>
    </style:style>
    <style:style style:name="T13" style:parent-style-name="Fonteparág.padrão" style:family="text">
      <style:text-properties style:language-asian="pt" style:country-asian="BR" style:language-complex="ar" style:country-complex="SA"/>
    </style:style>
    <style:style style:name="T14" style:parent-style-name="Fonteparág.padrão" style:family="text">
      <style:text-properties fo:font-weight="bold" style:font-weight-asian="bold" style:font-weight-complex="bold" style:language-asian="pt" style:country-asian="BR" style:language-complex="ar" style:country-complex="SA"/>
    </style:style>
    <style:style style:name="T15" style:parent-style-name="Fonteparág.padrão" style:family="text">
      <style:text-properties style:language-asian="pt" style:country-asian="BR" style:language-complex="ar" style:country-complex="SA"/>
    </style:style>
    <style:style style:name="T16" style:parent-style-name="Fonteparág.padrão" style:family="text">
      <style:text-properties style:language-asian="pt" style:country-asian="BR" style:language-complex="ar" style:country-complex="SA"/>
    </style:style>
    <style:style style:name="T17" style:parent-style-name="Fonteparág.padrão" style:family="text">
      <style:text-properties style:language-asian="pt" style:country-asian="BR" style:language-complex="ar" style:country-complex="SA"/>
    </style:style>
    <style:style style:name="T18" style:parent-style-name="Fonteparág.padrão" style:family="text">
      <style:text-properties style:language-asian="pt" style:country-asian="BR" style:language-complex="ar" style:country-complex="SA"/>
    </style:style>
    <style:style style:name="T19" style:parent-style-name="Fonteparág.padrão" style:family="text">
      <style:text-properties style:language-asian="pt" style:country-asian="BR" style:language-complex="ar" style:country-complex="SA"/>
    </style:style>
    <style:style style:name="T20" style:parent-style-name="Fonteparág.padrão" style:family="text">
      <style:text-properties style:language-asian="pt" style:country-asian="BR" style:language-complex="ar" style:country-complex="SA"/>
    </style:style>
    <style:style style:name="T21" style:parent-style-name="Fonteparág.padrão" style:family="text">
      <style:text-properties style:language-asian="pt" style:country-asian="BR" style:language-complex="ar" style:country-complex="SA"/>
    </style:style>
    <style:style style:name="T22" style:parent-style-name="Fonteparág.padrão" style:family="text">
      <style:text-properties style:language-asian="pt" style:country-asian="BR" style:language-complex="ar" style:country-complex="SA"/>
    </style:style>
    <style:style style:name="T23" style:parent-style-name="Fonteparág.padrão" style:family="text">
      <style:text-properties style:language-asian="pt" style:country-asian="BR" style:language-complex="ar" style:country-complex="SA"/>
    </style:style>
    <style:style style:name="T24" style:parent-style-name="Fonteparág.padrão" style:family="text">
      <style:text-properties style:language-asian="pt" style:country-asian="BR" style:language-complex="ar" style:country-complex="SA"/>
    </style:style>
    <style:style style:name="T25" style:parent-style-name="Fonteparág.padrão" style:family="text">
      <style:text-properties style:language-asian="pt" style:country-asian="BR" style:language-complex="ar" style:country-complex="SA"/>
    </style:style>
    <style:style style:name="T26" style:parent-style-name="Fonteparág.padrão" style:family="text">
      <style:text-properties style:language-asian="pt" style:country-asian="BR" style:language-complex="ar" style:country-complex="SA"/>
    </style:style>
    <style:style style:name="T27" style:parent-style-name="Fonteparág.padrão" style:family="text">
      <style:text-properties style:language-asian="pt" style:country-asian="BR" style:language-complex="ar" style:country-complex="SA"/>
    </style:style>
    <style:style style:name="T28" style:parent-style-name="Fonteparág.padrão" style:family="text">
      <style:text-properties style:language-asian="pt" style:country-asian="BR" style:language-complex="ar" style:country-complex="SA"/>
    </style:style>
    <style:style style:name="T29" style:parent-style-name="Fonteparág.padrão" style:family="text">
      <style:text-properties style:language-asian="pt" style:country-asian="BR" style:language-complex="ar" style:country-complex="SA"/>
    </style:style>
    <style:style style:name="T30" style:parent-style-name="Fonteparág.padrão" style:family="text">
      <style:text-properties style:language-asian="pt" style:country-asian="BR" style:language-complex="ar" style:country-complex="SA"/>
    </style:style>
    <style:style style:family="graphic" style:name="a2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TESTE 9</text:p>
      <text:p text:style-name="Standard"/>
      <text:p text:style-name="Standard"/>
      <text:p text:style-name="Standard"><text:span text:style-name="T2"><draw:frame draw:z-index="3" draw:style-name="a0" draw:name="Figura129" text:anchor-type="paragraph" svg:x="0in" svg:y="0in" svg:width="6.69291in" svg:height="0.85276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<text:span text:style-name="T3"><draw:frame draw:z-index="22" draw:style-name="a1" draw:name="Figura128" text:anchor-type="paragraph" svg:x="0in" svg:y="0in" svg:width="6.69291in" svg:height="0.4515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4"><draw:frame draw:z-index="20" draw:style-name="a2" draw:name="Figura127" text:anchor-type="paragraph" svg:x="0in" svg:y="0in" svg:width="6.69291in" svg:height="2.21732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<text:span text:style-name="T5"><draw:frame draw:z-index="24" draw:style-name="a3" draw:name="Figura130" text:anchor-type="paragraph" svg:x="0in" svg:y="0in" svg:width="6.69291in" svg:height="0.86378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6"><draw:frame draw:z-index="251658240" draw:style-name="a4" draw:name="Figura131" text:anchor-type="paragraph" svg:x="0in" svg:y="0in" svg:width="6.69291in" svg:height="1.06181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7"><draw:frame draw:z-index="251659264" draw:style-name="a5" draw:name="Figura133" text:anchor-type="paragraph" svg:x="0in" svg:y="0in" svg:width="6.69291in" svg:height="1.01457in" style:rel-width="scale" style:rel-height="scale"><draw:image xlink:href="media/image6.png" xlink:type="simple" xlink:show="embed" xlink:actuate="onLoad"/><svg:title/><svg:desc/></draw:frame></text:span></text:p>
      <text:soft-page-break/>
      <text:p text:style-name="Standard"><text:span text:style-name="T8"><draw:frame draw:z-index="2" draw:style-name="a6" draw:name="Figura132" text:anchor-type="paragraph" svg:x="0in" svg:y="0in" svg:width="6.10433in" svg:height="2.20827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><text:span text:style-name="T9"><draw:frame draw:z-index="4" draw:style-name="a7" draw:name="Figura134" text:anchor-type="paragraph" svg:x="0in" svg:y="0in" svg:width="6.69291in" svg:height="1.22559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10"><draw:frame draw:z-index="5" draw:style-name="a8" draw:name="Figura135" text:anchor-type="paragraph" svg:x="0in" svg:y="0in" svg:width="6.69291in" svg:height="1.01457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1"><draw:frame draw:z-index="6" draw:style-name="a9" draw:name="Figura136" text:anchor-type="paragraph" svg:x="0in" svg:y="0in" svg:width="6.27087in" svg:height="2.14567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12"><draw:frame draw:z-index="7" draw:style-name="a10" draw:name="Figura137" text:anchor-type="paragraph" svg:x="0in" svg:y="0in" svg:width="6.69291in" svg:height="0.8252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13"><draw:frame draw:z-index="8" draw:style-name="a11" draw:name="Figura138" text:anchor-type="paragraph" svg:x="0in" svg:y="0in" svg:width="6.69291in" svg:height="1.08268in" style:rel-width="scale" style:rel-height="scale"><draw:image xlink:href="media/image11.png" xlink:type="simple" xlink:show="embed" xlink:actuate="onLoad"/><svg:title/><svg:desc/></draw:frame></text:span></text:p>
      <text:soft-page-break/>
      <text:p text:style-name="Standard"><text:span text:style-name="T14"><draw:frame draw:z-index="9" draw:style-name="a12" draw:name="Figura139" text:anchor-type="paragraph" svg:x="0in" svg:y="0in" svg:width="6.0311in" svg:height="2.0937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><text:span text:style-name="T15"><draw:frame draw:z-index="10" draw:style-name="a13" draw:name="Figura126" text:anchor-type="paragraph" svg:x="0in" svg:y="0in" svg:width="6.69291in" svg:height="1.12165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T16"><draw:frame draw:z-index="11" draw:style-name="a14" draw:name="Figura141" text:anchor-type="paragraph" svg:x="0in" svg:y="0in" svg:width="6.69291in" svg:height="0.85276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<text:span text:style-name="T17"><draw:frame draw:z-index="12" draw:style-name="a15" draw:name="Figura140" text:anchor-type="paragraph" svg:x="0in" svg:y="0in" svg:width="6.69291in" svg:height="1.05709in" style:rel-width="scale" style:rel-height="scale"><draw:image xlink:href="media/image14.png" xlink:type="simple" xlink:show="embed" xlink:actuate="onLoad"/><svg:title/><svg:desc/></draw:frame></text:span></text:p>
      <text:p text:style-name="Standard"><text:span text:style-name="T18"><draw:frame draw:z-index="13" draw:style-name="a16" draw:name="Figura142" text:anchor-type="paragraph" svg:x="0in" svg:y="0in" svg:width="6.17717in" svg:height="1.82205in" style:rel-width="scale" style:rel-height="scale"><draw:image xlink:href="media/image15.png" xlink:type="simple" xlink:show="embed" xlink:actuate="onLoad"/><svg:title/><svg:desc/></draw:frame></text:span></text:p>
      <text:p text:style-name="Standard"><text:span text:style-name="T19"><draw:frame draw:z-index="14" draw:style-name="a17" draw:name="Figura143" text:anchor-type="paragraph" svg:x="0in" svg:y="0in" svg:width="6.69291in" svg:height="0.88071in" style:rel-width="scale" style:rel-height="scale"><draw:image xlink:href="media/image16.png" xlink:type="simple" xlink:show="embed" xlink:actuate="onLoad"/><svg:title/><svg:desc/></draw:frame></text:span></text:p>
      <text:soft-page-break/>
      <text:p text:style-name="Standard"><text:span text:style-name="T20"><draw:frame draw:z-index="15" draw:style-name="a18" draw:name="Figura144" text:anchor-type="paragraph" svg:x="0in" svg:y="0in" svg:width="6.69291in" svg:height="0.83898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><text:span text:style-name="T21"><draw:frame draw:z-index="16" draw:style-name="a19" draw:name="Figura145" text:anchor-type="paragraph" svg:x="0in" svg:y="0in" svg:width="6.69291in" svg:height="1.05157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><text:span text:style-name="T22"><draw:frame draw:z-index="17" draw:style-name="a20" draw:name="Figura146" text:anchor-type="paragraph" svg:x="0in" svg:y="0in" svg:width="6.69291in" svg:height="1.01457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<text:span text:style-name="T23"><draw:frame draw:z-index="18" draw:style-name="a21" draw:name="Figura147" text:anchor-type="paragraph" svg:x="0in" svg:y="0in" svg:width="6.69291in" svg:height="1.98268in" style:rel-width="scale" style:rel-height="scale"><draw:image xlink:href="media/image19.png" xlink:type="simple" xlink:show="embed" xlink:actuate="onLoad"/><svg:title/><svg:desc/></draw:frame></text:span></text:p>
      <text:p text:style-name="Standard"/>
      <text:p text:style-name="Standard"><text:span text:style-name="T24"><draw:frame draw:z-index="19" draw:style-name="a22" draw:name="Figura151" text:anchor-type="paragraph" svg:x="0in" svg:y="0in" svg:width="6.69291in" svg:height="0.94173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><text:span text:style-name="T25"><draw:frame draw:z-index="21" draw:style-name="a23" draw:name="Figura148" text:anchor-type="paragraph" svg:x="0in" svg:y="0in" svg:width="6.69291in" svg:height="1.04646in" style:rel-width="scale" style:rel-height="scale"><draw:image xlink:href="media/image21.png" xlink:type="simple" xlink:show="embed" xlink:actuate="onLoad"/><svg:title/><svg:desc/></draw:frame></text:span></text:p>
      <text:soft-page-break/>
      <text:p text:style-name="Standard"><text:span text:style-name="T26"><draw:frame draw:z-index="23" draw:style-name="a24" draw:name="Figura149" text:anchor-type="paragraph" svg:x="0in" svg:y="0in" svg:width="6.3126in" svg:height="2.08346in" style:rel-width="scale" style:rel-height="scale"><draw:image xlink:href="media/image22.png" xlink:type="simple" xlink:show="embed" xlink:actuate="onLoad"/><svg:title/><svg:desc/></draw:frame></text:span></text:p>
      <text:p text:style-name="Standard"/>
      <text:p text:style-name="Standard"><text:span text:style-name="T27"><draw:frame draw:z-index="25" draw:style-name="a25" draw:name="Figura150" text:anchor-type="paragraph" svg:x="0in" svg:y="0in" svg:width="6.69291in" svg:height="0.85827in" style:rel-width="scale" style:rel-height="scale"><draw:image xlink:href="media/image23.png" xlink:type="simple" xlink:show="embed" xlink:actuate="onLoad"/><svg:title/><svg:desc/></draw:frame></text:span></text:p>
      <text:p text:style-name="Standard"><text:span text:style-name="T28"><draw:frame draw:z-index="26" draw:style-name="a26" draw:name="Figura152" text:anchor-type="paragraph" svg:x="0in" svg:y="0in" svg:width="6.69291in" svg:height="0.44843in" style:rel-width="scale" style:rel-height="scale"><draw:image xlink:href="media/image2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9"><draw:frame draw:z-index="27" draw:style-name="a27" draw:name="Figura153" text:anchor-type="paragraph" svg:x="0in" svg:y="0in" svg:width="5.88543in" svg:height="2.23976in" style:rel-width="scale" style:rel-height="scale"><draw:image xlink:href="media/image25.png" xlink:type="simple" xlink:show="embed" xlink:actuate="onLoad"/><svg:title/><svg:desc/></draw:frame></text:span></text:p>
      <text:p text:style-name="Standard"><text:span text:style-name="T30"><draw:frame draw:z-index="28" draw:style-name="a28" draw:name="Figura154" text:anchor-type="paragraph" svg:x="0in" svg:y="0in" svg:width="6.69291in" svg:height="0.84921in" style:rel-width="scale" style:rel-height="scale"><draw:image xlink:href="media/image26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maso Roese</meta:initial-creator>
    <dc:creator>Daniel Missio dos Santos</dc:creator>
    <meta:creation-date>2018-02-12T15:52:00Z</meta:creation-date>
    <dc:date>2018-02-12T15:52:00Z</dc:date>
    <meta:template xlink:href="Normal" xlink:type="simple"/>
    <meta:editing-cycles>2</meta:editing-cycles>
    <meta:editing-duration>PT0S</meta:editing-duration>
    <meta:document-statistic meta:page-count="5" meta:paragraph-count="1" meta:word-count="14" meta:character-count="93" meta:row-count="1" meta:non-whitespace-character-count="80"/>
  </office:meta>
</office:document-meta>
</file>